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00%"/>
    </style:style>
    <style:style style:name="T2" style:parent-style-name="Fonteparág.padrão" style:family="text">
      <style:text-properties fo:language="en" fo:country="US"/>
    </style:style>
    <style:style style:name="T3" style:parent-style-name="Fonteparág.padrão" style:family="text">
      <style:text-properties fo:language="en" fo:country="US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fo:language="en" fo:country="US"/>
    </style:style>
    <style:style style:name="T7" style:parent-style-name="Fonteparág.padrão" style:family="text">
      <style:text-properties fo:language="en" fo:country="US"/>
    </style:style>
    <style:style style:name="T8" style:parent-style-name="Fonteparág.padrão" style:family="text">
      <style:text-properties fo:language="en" fo:country="US"/>
    </style:style>
    <style:style style:name="T9" style:parent-style-name="Fonteparág.padrão" style:family="text">
      <style:text-properties fo:language="en" fo:country="US"/>
    </style:style>
    <style:style style:name="T10" style:parent-style-name="Fonteparág.padrão" style:family="text">
      <style:text-properties fo:language="en" fo:country="US"/>
    </style:style>
    <style:style style:name="T11" style:parent-style-name="Fonteparág.padrão" style:family="text">
      <style:text-properties fo:language="en" fo:country="US"/>
    </style:style>
    <style:style style:name="T12" style:parent-style-name="Fonteparág.padrão" style:family="text">
      <style:text-properties fo:language="en" fo:country="US"/>
    </style:style>
    <style:style style:name="T13" style:parent-style-name="Fonteparág.padrão" style:family="text">
      <style:text-properties fo:language="en" fo:country="US"/>
    </style:style>
    <style:style style:name="T14" style:parent-style-name="Fonteparág.padrão" style:family="text">
      <style:text-properties fo:language="en" fo:country="US"/>
    </style:style>
    <style:style style:name="T15" style:parent-style-name="Fonteparág.padrão" style:family="text">
      <style:text-properties style:font-name="Times New Roman" fo:language="en" fo:country="US"/>
    </style:style>
    <style:style style:name="T16" style:parent-style-name="Fonteparág.padrão" style:family="text">
      <style:text-properties style:font-name="Times New Roman" fo:language="en" fo:country="US"/>
    </style:style>
    <style:style style:name="T17" style:parent-style-name="Fonteparág.padrão" style:family="text">
      <style:text-properties style:font-name="Times New Roman" fo:background-color="#FFFFFF" fo:language="en" fo:country="US"/>
    </style:style>
    <style:style style:name="T18" style:parent-style-name="Fonteparág.padrão" style:family="text">
      <style:text-properties style:font-name="Times New Roman" fo:language="en" fo:country="US"/>
    </style:style>
    <style:style style:name="T19" style:parent-style-name="Fonteparág.padrão" style:family="text">
      <style:text-properties fo:language="en" fo:country="US"/>
    </style:style>
    <style:style style:name="T20" style:parent-style-name="Fonteparág.padrão" style:family="text">
      <style:text-properties fo:language="en" fo:country="US"/>
    </style:style>
    <style:style style:name="T21" style:parent-style-name="Fonteparág.padrão" style:family="text">
      <style:text-properties style:font-name="Times New Roman" fo:language="en" fo:country="US"/>
    </style:style>
    <style:style style:name="T22" style:parent-style-name="apple-converted-space" style:family="text">
      <style:text-properties style:font-name="Times New Roman" fo:background-color="#FFFFFF" fo:language="en" fo:country="US"/>
    </style:style>
    <style:style style:name="T23" style:parent-style-name="Fonteparág.padrão" style:family="text">
      <style:text-properties style:font-name="Times New Roman" fo:background-color="#FFFFFF" fo:language="en" fo:country="US"/>
    </style:style>
    <style:style style:name="T24" style:parent-style-name="Fonteparág.padrão" style:family="text">
      <style:text-properties fo:background-color="#FFFFFF" fo:language="en" fo:country="US"/>
    </style:style>
    <style:style style:name="T25" style:parent-style-name="Fonteparág.padrão" style:family="text">
      <style:text-properties style:font-name="Times New Roman" fo:language="en" fo:country="US"/>
    </style:style>
    <style:style style:name="T26" style:parent-style-name="Fonteparág.padrão" style:family="text">
      <style:text-properties style:font-name="Times New Roman" fo:language="en" fo:country="US"/>
    </style:style>
    <style:style style:name="T27" style:parent-style-name="Fonteparág.padrão" style:family="text">
      <style:text-properties style:font-name="Times New Roman" fo:language="en" fo:country="US"/>
    </style:style>
    <style:style style:name="T28" style:parent-style-name="Fonteparág.padrão" style:family="text">
      <style:text-properties fo:language="en" fo:country="US"/>
    </style:style>
    <style:style style:name="T29" style:parent-style-name="Fonteparág.padrão" style:family="text">
      <style:text-properties fo:language="en" fo:country="US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language="en" fo:country="US"/>
    </style:style>
    <style:style style:name="P32" style:parent-style-name="Normal" style:family="paragraph">
      <style:paragraph-properties fo:text-align="justify" fo:line-height="100%"/>
      <style:text-properties fo:language="en" fo:country="US"/>
    </style:style>
    <style:style style:name="P33" style:parent-style-name="Normal" style:family="paragraph">
      <style:paragraph-properties fo:text-align="justify" fo:line-height="100%"/>
      <style:text-properties fo:language="en" fo:country="US"/>
    </style:style>
    <style:style style:name="P34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<text:s text:c="2"/>The idea behind digital computers may be explained by saying that these machines are intended to carry out any operations that could be done by a human computer (Alan<text:s/></text:span><text:span text:style-name="T3">Turing, 1950). In the age of information and automation, more than ever, we can shape the world around us, wheelchairs with speech synthesis software<text:s/></text:span><text:bookmark-start text:name="OLE_LINK9"/><text:span text:style-name="T4">to mobiles that find the store you want. Software is everywhere, embedded systems: in planes, microwaves o</text:span><text:span text:style-name="T5">ven, cars, maybe it is the most useful invention ever created.<text:s/></text:span><text:bookmark-start text:name="OLE_LINK12"/><text:bookmark-start text:name="OLE_LINK19"/><text:bookmark-start text:name="OLE_LINK20"/><text:bookmark-start text:name="OLE_LINK21"/><text:bookmark-end text:name="OLE_LINK9"/><text:span text:style-name="T6">In this context, we think about several things that can be automated,<text:s/></text:span><text:bookmark-start text:name="OLE_LINK14"/><text:span text:style-name="T7">standardized, given this reality, we found that we could automate an important academic process, known and feared, course c</text:span><text:span text:style-name="T8">ompletion assignment (CCA). As well know,<text:s/></text:span><text:bookmark-start text:name="OLE_LINK16"/><text:span text:style-name="T9">every year teachers and students<text:s/></text:span><text:bookmark-end text:name="OLE_LINK12"/><text:bookmark-end text:name="OLE_LINK14"/><text:bookmark-end text:name="OLE_LINK16"/><text:span text:style-name="T10">use much of your precious time to write, correct and redo</text:span><text:bookmark-end text:name="OLE_LINK19"/><text:span text:style-name="T11">.</text:span><text:bookmark-start text:name="OLE_LINK22"/><text:bookmark-end text:name="OLE_LINK20"/><text:bookmark-end text:name="OLE_LINK21"/><text:span text:style-name="T12"><text:s/>Our proposal aims to automate part of this process, we propose to develop a software that receives text files as input, pr</text:span><text:span text:style-name="T13">ocesses, and standardizes the final document in the Metodista ABNT standards.<text:s/></text:span><text:bookmark-start text:name="OLE_LINK23"/><text:span text:style-name="T14">To make it<text:s/></text:span><text:span text:style-name="T15">happen, we<text:s/></text:span><text:bookmark-start text:name="OLE_LINK24"/><text:span text:style-name="T16">used<text:s/></text:span><text:span text:style-name="T17">techniques and</text:span><text:span text:style-name="T18"><text:s/>tools</text:span><text:span text:style-name="T19"><text:s/>for software development such as<text:s/></text:span><text:span text:style-name="T20">Extreme Programming, a</text:span><text:span text:style-name="T21"><text:s/></text:span><text:span text:style-name="T22"> </text:span><text:span text:style-name="T23">methodology for agile software development</text:span><text:span text:style-name="T24">,</text:span><text:span text:style-name="T25"><text:s/></text:span><text:bookmark-start text:name="OLE_LINK29"/><text:bookmark-end text:name="OLE_LINK23"/><text:bookmark-end text:name="OLE_LINK24"/><text:span text:style-name="T26">NetBeans IDE, an integrated d</text:span><text:span text:style-name="T27">ev</text:span><text:span text:style-name="T28">elopment environment</text:span><text:bookmark-end text:name="OLE_LINK29"/><text:span text:style-name="T29">, LaTeX, a set of macros for text typesetting program: Tex, widely used in the production of mathematical and scientific documents, due to<text:s/></text:span><text:bookmark-start text:name="OLE_LINK30"/><text:span text:style-name="T30">their high typographical quality</text:span><text:bookmark-end text:name="OLE_LINK22"/><text:bookmark-end text:name="OLE_LINK30"/><text:span text:style-name="T31">.</text:span></text:p>
      <text:p text:style-name="P32"/>
      <text:p text:style-name="P33">Key-words: TCCTeX, TCC, software development, XP, Extreme Programming, word processor, LaTeX, TeX, odt, pdf.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apple-converted-space" style:display-name="apple-converted-spa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9T03:39:00Z</meta:creation-date>
    <dc:date>2015-11-10T22:20:00Z</dc:date>
    <meta:template xlink:href="Normal.dotm" xlink:type="simple"/>
    <meta:editing-cycles>4</meta:editing-cycles>
    <meta:editing-duration>PT0S</meta:editing-duration>
    <meta:document-statistic meta:page-count="1" meta:paragraph-count="2" meta:word-count="223" meta:character-count="1497" meta:row-count="10" meta:non-whitespace-character-count="1276"/>
  </office:meta>
</office:document-meta>
</file>